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  <style:font-face style:name="Open Sans" svg:font-family="'Open Sans', sans-serif"/>
    <style:font-face style:name="PT Serif" svg:font-family="'PT Serif', Georgia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2" style:family="paragraph" style:parent-style-name="Normal_20__28_Web_29_" style:list-style-name="L1">
      <style:paragraph-properties fo:margin-top="0.1945in" fo:margin-bottom="0.1945in" style:contextual-spacing="false"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8313e3" officeooo:paragraph-rsid="00265f5f" style:font-size-asian="12pt" style:font-weight-asian="normal" style:font-size-complex="12pt" style:font-weight-complex="normal"/>
    </style:style>
    <style:style style:name="P3" style:family="paragraph" style:parent-style-name="Normal_20__28_Web_29_" style:list-style-name="L1">
      <style:paragraph-properties fo:margin-top="0.1945in" fo:margin-bottom="0.1945in" style:contextual-spacing="false" fo:line-height="115%"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8313e3" officeooo:paragraph-rsid="00265f5f" style:font-size-asian="12pt" style:font-weight-asian="normal" style:font-size-complex="12pt" style:font-weight-complex="normal"/>
    </style:style>
    <style:style style:name="P4" style:family="paragraph" style:parent-style-name="Normal_20__28_Web_29_" style:list-style-name="L1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313e3" officeooo:paragraph-rsid="00265f5f" style:font-size-asian="12pt" style:font-weight-asian="normal" style:font-size-complex="12pt" style:font-weight-complex="normal"/>
    </style:style>
    <style:style style:name="P5" style:family="paragraph" style:parent-style-name="Normal_20__28_Web_29_" style:list-style-name="L1">
      <style:paragraph-properties fo:margin-top="0.1945in" fo:margin-bottom="0.1945in" style:contextual-spacing="false" fo:line-height="115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265f5f" style:font-weight-asian="bold" style:font-weight-complex="bold"/>
    </style:style>
    <style:style style:name="P6" style:family="paragraph" style:parent-style-name="Standard" style:list-style-name="L1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8313e3" officeooo:paragraph-rsid="0021c06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8" style:family="paragraph" style:parent-style-name="Standard">
      <style:text-properties officeooo:paragraph-rsid="00088be6"/>
    </style:style>
    <style:style style:name="P9" style:family="paragraph" style:parent-style-name="Standard" style:list-style-name="L1">
      <style:text-properties fo:font-weight="bold" officeooo:paragraph-rsid="00088be6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239815"/>
    </style:style>
    <style:style style:name="P11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  <style:text-properties officeooo:paragraph-rsid="0025780e"/>
    </style:style>
    <style:style style:name="P12" style:family="paragraph" style:parent-style-name="Standard">
      <style:paragraph-properties fo:margin-top="0.1945in" fo:margin-bottom="0.1945in" style:contextual-spacing="false" fo:line-height="100%" fo:text-align="start" style:justify-single-word="false"/>
      <style:text-properties officeooo:paragraph-rsid="00239815"/>
    </style:style>
    <style:style style:name="P13" style:family="paragraph" style:parent-style-name="Standard">
      <style:text-properties officeooo:paragraph-rsid="0025780e"/>
    </style:style>
    <style:style style:name="P14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officeooo:rsid="002636da" officeooo:paragraph-rsid="002636d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rsid="002636da" officeooo:paragraph-rsid="002636da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8313e3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style:font-name="Liberation Serif" fo:font-size="12pt" fo:letter-spacing="normal" fo:font-style="normal" officeooo:rsid="008313e3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officeooo:rsid="008313e3" style:font-name-asian="Times New Roman1" style:font-size-asian="12pt" style:language-asian="id" style:country-asian="ID" style:font-weight-asian="bold" style:font-name-complex="Times New Roman1" style:font-size-complex="12pt" style:font-weight-complex="bold"/>
    </style:style>
    <style:style style:name="T4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8313e3" style:font-name-asian="Times New Roman1" style:font-size-asian="12pt" style:language-asian="id" style:country-asian="ID" style:font-weight-asian="normal" style:font-name-complex="Times New Roman1" style:font-size-complex="12pt" style:font-weight-complex="normal"/>
    </style:style>
    <style:style style:name="T5" style:family="text">
      <style:text-properties officeooo:rsid="0021c062"/>
    </style:style>
    <style:style style:name="T6" style:family="text">
      <style:text-properties officeooo:rsid="00265f5f"/>
    </style:style>
    <style:style style:name="T7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8" style:family="text">
      <style:text-properties fo:color="#000000" loext:opacity="100%" style:font-name="Liberation Serif1" fo:font-size="12pt" style:font-size-asian="12pt" style:font-name-complex="Liberation Serif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2" draw:name="Shape1" draw:style-name="gr1"><draw:frame draw:style-name="gr2" draw:text-style-name="P17" svg:width="0.428in" svg:height="0.1925in" svg:x="0in" svg:y="0.0008in"><draw:text-box><text:p text:style-name="P16"><text:span text:style-name="T7">Nama</text:span></text:p></draw:text-box></draw:frame><draw:frame draw:style-name="gr3" draw:text-style-name="P17" svg:width="1.0024in" svg:height="0.1925in" svg:x="0.9846in" svg:y="0.0008in"><draw:text-box><text:p text:style-name="P16"><text:span text:style-name="T7">: Eko </text:span><text:span text:style-name="T7">Saputra</text:span></text:p></draw:text-box></draw:frame><draw:frame draw:style-name="gr4" draw:text-style-name="P17" svg:width="0.3449in" svg:height="0.1925in" svg:x="0in" svg:y="0.2217in"><draw:text-box><text:p text:style-name="P16"><text:span text:style-name="T7">NIM</text:span></text:p></draw:text-box></draw:frame><draw:frame draw:style-name="gr5" draw:text-style-name="P17" svg:width="0.8488in" svg:height="0.1925in" svg:x="0.9846in" svg:y="0.2217in"><draw:text-box><text:p text:style-name="P16"><text:span text:style-name="T7">: </text:span><text:span text:style-name="T7">2014</text:span><text:span text:style-name="T7">2000</text:span><text:span text:style-name="T7">1</text:span></text:p></draw:text-box></draw:frame><draw:frame draw:style-name="gr6" draw:text-style-name="P17" svg:width="0.6642in" svg:height="0.1925in" svg:x="0in" svg:y="0.4409in"><draw:text-box><text:p text:style-name="P16"><text:span text:style-name="T7">Fakultas </text:span></text:p></draw:text-box></draw:frame><draw:frame draw:style-name="gr7" draw:text-style-name="P17" svg:width="1.224in" svg:height="0.1925in" svg:x="0.9846in" svg:y="0.4409in"><draw:text-box><text:p text:style-name="P16"><text:span text:style-name="T7">: Ilmu Komputer</text:span></text:p></draw:text-box></draw:frame><draw:frame draw:style-name="gr8" draw:text-style-name="P17" svg:width="1.4689in" svg:height="0.3843in" svg:x="0in" svg:y="0.6618in"><draw:text-box><text:p text:style-name="P16"><text:span text:style-name="T7">Prodi</text:span></text:p><text:p text:style-name="P16"><text:span text:style-name="T7">Kelas</text:span><text:span text:style-name="T7"><text:tab/></text:span><text:span text:style-name="T7"><text:tab/></text:span><text:span text:style-name="T7"><text:tab/></text:span><text:span text:style-name="T7">: IF3A</text:span></text:p></draw:text-box></draw:frame><draw:frame draw:style-name="gr9" draw:text-style-name="P17" svg:width="1.5213in" svg:height="0.1925in" svg:x="0.9846in" svg:y="0.6618in"><draw:text-box><text:p text:style-name="P16"><text:span text:style-name="T7">: Teknik Informatik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951098694" text:style-name="L1">
        <text:list-item>
          <text:p text:style-name="P9"><text:span text:style-name="T2"><text:s/>Apabila dikaji dari ayat-ayat Al-quran, hadist dan dalil-dalil para ulama, makna cinta dalam islam dapat dikategorikan menjadi 3 kelompok, sebutkan dan jelaskan!</text:span></text:p>
        </text:list-item>
      </text:list>
      <text:p text:style-name="P12"><text:span text:style-name="T3"><text:s/><text:tab/></text:span><text:span text:style-name="T4">A. Cinta kepada Allah Ta’ala</text:span></text:p>
      <text:p text:style-name="P10"><text:span text:style-name="T4"><text:tab/>Kedudukan cinta yang paling haqiqi tentunya cinta kepada Sang Khalik, pencipta langit dan <text:tab/>Bumi. Allah Azza wa Jalla. Sebab Allah-lah yang menciptakan kita manusia, memberikan <text:tab/>kehidupan dan nikmat di dunia, serta senantiasa menjaga kita. Maka itu, sudah menjadi <text:tab/>kewajiban setiap umat manusia untuk mencintai Allah Ta’ala.</text:span></text:p>
      <text:p text:style-name="P10"><text:span text:style-name="T4"/></text:p>
      <text:p text:style-name="P11"><text:span text:style-name="T4"><text:tab/>B. Cinta Kepada Manusia</text:span></text:p>
      <text:p text:style-name="P13"><text:span text:style-name="T1"><text:tab/></text:span><text:span text:style-name="T4">cinta kepada manusia ini cakupannya juga cukup luas. yakni meliputi mencintai Rasul <text:tab/>Shallahu 'alaihi wassallam, cinta kepada lawan jenis (pasangan hidup) dan cinta kepada <text:tab/>sesama kaum muslim.</text:span></text:p>
      <text:p text:style-name="P14"><text:span text:style-name="T4"><text:tab/>C. Cinta Kepada Lingkungan dan Makhluk Hidup Lain</text:span></text:p>
      <text:p text:style-name="P15"><text:span text:style-name="T4"><text:tab/>Makna cinta yangt terakhir dalam islam adalah cinta kepada lingkungan. seperti tumbuhan, <text:tab/>air, termasuk binatang. cara untuk mewujudkannya yakni dengan merawatnya dan tidak <text:tab/>merusak alam.</text:span></text:p>
      <text:p text:style-name="P8"><text:span text:style-name="T1"/></text:p>
      <text:list xml:id="list34031476464398" text:continue-numbering="true" text:style-name="L1">
        <text:list-item>
          <text:p text:style-name="P6"><text:span text:style-name="T5">Nabi Muhammad diutus untuk menyempurnakan akhlak manusia, jelaskan apa maksud dari hadits ini!</text:span></text:p>
          <text:p text:style-name="P2">akhlak adalah perangai yang melekat pada diri seseorang yang dapat memunculkan perbuatan baik tanpa mempertimbangkan pikiran terlebih dahulu. </text:p>
        </text:list-item>
        <text:list-item>
          <text:p text:style-name="P6"><text:span text:style-name="T5">Apa yang dimaksud dengan amal soleh? kapankan perbuatan itu masuk ke dalam amal soleh, jelaskan!</text:span></text:p>
          <text:p text:style-name="P3"><text:span text:style-name="T6">A</text:span>mal saleh merupakan buah alami bagi iman dan gerakan yang didorong oleh adanya hakikat iman yang mantap di dalam hati.</text:p>
          <text:p text:style-name="P4">Baik menunjukkan kesetiaan kepada Allah dengan beribadah maupun memberi kebaikan kepada sesama manusia lainnya.</text:p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  <style:font-face style:name="Open Sans" svg:font-family="'Open Sans', sans-serif"/>
    <style:font-face style:name="PT Serif" svg:font-family="'PT Serif', Georgia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4.5031in" svg:height="0.3843in" svg:x="0.0839in" svg:y="0.0008in"><draw:text-box><text:p text:style-name="MP2"><text:span text:style-name="MT1"><text:s text:c="2"/></text:span><text:span text:style-name="MT1">Eko Saputra | </text:span><text:span text:style-name="MT1">PENDIDIKAN </text:span><text:span text:style-name="MT1">AGAMA ISLAM </text:span><text:span text:style-name="MT1">SM3 </text:span><text:span text:style-name="MT1">29DEC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text:tab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2-29T03:40:29.799046222</dc:date>
    <meta:editing-duration>PT51M33S</meta:editing-duration>
    <meta:editing-cycles>29</meta:editing-cycles>
    <meta:document-statistic meta:table-count="0" meta:image-count="0" meta:object-count="0" meta:page-count="1" meta:paragraph-count="13" meta:word-count="220" meta:character-count="1540" meta:non-whitespace-character-count="1318"/>
  </office:meta>
</office:document-meta>
</file>